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652cm"/>
    </style:style>
    <style:style style:name="co2" style:family="table-column">
      <style:table-column-properties fo:break-before="auto" style:column-width="19.135cm"/>
    </style:style>
    <style:style style:name="co3" style:family="table-column">
      <style:table-column-properties fo:break-before="auto" style:column-width="12.91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3.8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solid" style:text-line-through-type="singl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80008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800000" style:text-outline="false" style:text-line-through-style="solid" style:text-line-through-type="singl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8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8000" style:text-outline="false" style:text-line-through-style="solid" style:text-line-through-type="singl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number-columns-repeated="16379" table:default-cell-style-name="Default"/>
        <table:table-row table:style-name="ro1">
          <table:table-cell table:style-name="Default" office:value-type="string" calcext:value-type="string">
            <text:p>Extension point: org.eclipse.modisco.infra.discovery.ui.discoverer</text:p>
          </table:table-cell>
          <table:table-cell table:style-name="Default" table:number-columns-repeated="2"/>
          <table:table-cell table:number-columns-repeated="16381"/>
        </table:table-row>
        <table:table-row table:style-name="ro1">
          <table:table-cell table:style-name="Default" office:value-type="string" calcext:value-type="string">
            <text:p>plugin</text:p>
          </table:table-cell>
          <table:table-cell table:style-name="Default" office:value-type="string" calcext:value-type="string">
            <text:p>label</text:p>
          </table:table-cell>
          <table:table-cell table:style-name="ce7" office:value-type="string" calcext:value-type="string">
            <text:p>discoverer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las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eclipseplugin.discoverer.ui</text:p>
          </table:table-cell>
          <table:table-cell table:style-name="ce3" office:value-type="string" calcext:value-type="string">
            <text:p>%discoverer.label =&gt; Discover Eclipse Plug-in</text:p>
          </table:table-cell>
          <table:table-cell office:value-type="string" calcext:value-type="string">
            <text:p>org.eclipse.modisco.eclipseplugin.fromJavaProject</text:p>
          </table:table-cell>
          <table:table-cell/>
          <table:table-cell table:style-name="ce4" office:value-type="string" calcext:value-type="string">
            <text:p>org.eclipse.modisco.eclipseplugin.discoverer.DiscoverEclipsePluginFromJavaProject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eclipseplugin.discoverer.ui</text:p>
          </table:table-cell>
          <table:table-cell table:style-name="ce3" office:value-type="string" calcext:value-type="string">
            <text:p>%discoverer.label.0 =&gt; Discover Eclipse Plug-in</text:p>
          </table:table-cell>
          <table:table-cell office:value-type="string" calcext:value-type="string">
            <text:p>org.eclipse.modisco.eclipseplugin.fromProject</text:p>
          </table:table-cell>
          <table:table-cell/>
          <table:table-cell table:style-name="ce4" office:value-type="string" calcext:value-type="string">
            <text:p>org.eclipse.modisco.eclipseplugin.discoverer.DiscoverEclipsePluginFromProje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infra.discovery.ui.tests</text:p>
          </table:table-cell>
          <table:table-cell office:value-type="string" calcext:value-type="string">
            <text:p>Discover Stuff (test)...</text:p>
          </table:table-cell>
          <table:table-cell office:value-type="string" calcext:value-type="string">
            <text:p>BasicDiscovererForTests</text:p>
          </table:table-cell>
          <table:table-cell/>
          <table:table-cell table:style-name="ce4" office:value-type="string" calcext:value-type="string">
            <text:p>org.eclipse.modisco.infra.discovery.core.tests.discoverers.BasicDiscovere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infra.discovery.ui.tests</text:p>
          </table:table-cell>
          <table:table-cell office:value-type="string" calcext:value-type="string">
            <text:p>Model Discover Stuff (test)...</text:p>
          </table:table-cell>
          <table:table-cell office:value-type="string" calcext:value-type="string">
            <text:p>AbstractModelDiscovererForTests</text:p>
          </table:table-cell>
          <table:table-cell/>
          <table:table-cell table:style-name="ce4" office:value-type="string" calcext:value-type="string">
            <text:p>org.eclipse.modisco.infra.discovery.core.tests.discoverers.AbstractModelDiscovererSubClas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infra.discovery.benchmark.ui</text:p>
          </table:table-cell>
          <table:table-cell office:value-type="string" calcext:value-type="string">
            <text:p>Discoverer Benchmark</text:p>
          </table:table-cell>
          <table:table-cell office:value-type="string" calcext:value-type="string">
            <text:p>org.eclipse.modisco.infra.discovery.benchmark.api.benchmarkdiscoverer</text:p>
          </table:table-cell>
          <table:table-cell/>
          <table:table-cell table:style-name="ce4" office:value-type="string" calcext:value-type="string">
            <text:p>org.eclipse.modisco.infra.discovery.benchmark.core.internal.impl.DiscovererBenchmarkDiscovere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java.composition.discoverer.benchmark</text:p>
          </table:table-cell>
          <table:table-cell table:style-name="ce3" office:value-type="string" calcext:value-type="string">
            <text:p>%discoverer.name</text:p>
          </table:table-cell>
          <table:table-cell office:value-type="string" calcext:value-type="string">
            <text:p>org.eclipse.modisco.java.composition.discoverer.benchmark</text:p>
          </table:table-cell>
          <table:table-cell table:style-name="ce4" office:value-type="string" calcext:value-type="string">
            <text:p>Java Benchmark</text:p>
          </table:table-cell>
          <table:table-cell table:style-name="ce4" office:value-type="string" calcext:value-type="string">
            <text:p>org.eclipse.modisco.java.composition.discoverer.benchmark.Benchmark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java.composition.discoverer.ui</text:p>
          </table:table-cell>
          <table:table-cell table:style-name="ce3" office:value-type="string" calcext:value-type="string">
            <text:p>%discoverer.label =&gt; Discover Java and Inventory model from Java project…</text:p>
          </table:table-cell>
          <table:table-cell office:value-type="string" calcext:value-type="string">
            <text:p>org.eclipse.modisco.java.composition.discoverer.fromJavaProject</text:p>
          </table:table-cell>
          <table:table-cell/>
          <table:table-cell table:style-name="ce4" office:value-type="string" calcext:value-type="string">
            <text:p>org.eclipse.modisco.java.composition.discoverer.DiscoverKDMSourceAndJavaModelFromJavaProje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java.composition.discoverer.ui</text:p>
          </table:table-cell>
          <table:table-cell table:style-name="ce3" office:value-type="string" calcext:value-type="string">
            <text:p>%discoverer.label.0 =&gt; Discover Java and Inventory model from Java project…</text:p>
          </table:table-cell>
          <table:table-cell office:value-type="string" calcext:value-type="string">
            <text:p>org.eclipse.modisco.java.composition.discoverer.fromProject</text:p>
          </table:table-cell>
          <table:table-cell/>
          <table:table-cell table:style-name="ce4" office:value-type="string" calcext:value-type="string">
            <text:p>org.eclipse.modisco.java.composition.discoverer.DiscoverKDMSourceAndJavaModelFromProje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java.discoverer.benchmark</text:p>
          </table:table-cell>
          <table:table-cell table:style-name="ce3" office:value-type="string" calcext:value-type="string">
            <text:p>%discoverer.name.7 =&gt; Discover Java model from Java project - CDO + Trace (Not including server launch)</text:p>
          </table:table-cell>
          <table:table-cell office:value-type="string" calcext:value-type="string">
            <text:p>org.eclipse.modisco.java.discoverer.benchmark.cdo</text:p>
          </table:table-cell>
          <table:table-cell table:style-name="ce4" office:value-type="string" calcext:value-type="string">
            <text:p>Java Benchmark/Discoverers</text:p>
          </table:table-cell>
          <table:table-cell table:style-name="ce4" office:value-type="string" calcext:value-type="string">
            <text:p>org.eclipse.modisco.java.discoverer.benchmark.cdo.client.BenchmarkJavaDiscovererCD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java.discoverer.benchmark</text:p>
          </table:table-cell>
          <table:table-cell table:style-name="ce3" office:value-type="string" calcext:value-type="string">
            <text:p>%discoverer.name.2 =&gt; Discover Java model from Java project - CDO (Not including server launch)</text:p>
          </table:table-cell>
          <table:table-cell office:value-type="string" calcext:value-type="string">
            <text:p>org.eclipse.modisco.java.discoverer.benchmark.cdoWithoutTrace</text:p>
          </table:table-cell>
          <table:table-cell table:style-name="ce4" office:value-type="string" calcext:value-type="string">
            <text:p>Java Benchmark/Discoverers</text:p>
          </table:table-cell>
          <table:table-cell table:style-name="ce4" office:value-type="string" calcext:value-type="string">
            <text:p>org.eclipse.modisco.java.discoverer.benchmark.cdo.client.JavaDiscovererCDOWithoutTrac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java.discoverer.benchmark</text:p>
          </table:table-cell>
          <table:table-cell table:style-name="ce3" office:value-type="string" calcext:value-type="string">
            <text:p>%discoverer.name.3 =&gt; Discover Java model from Java project - CDO + NoUsages (Not including server launch)</text:p>
          </table:table-cell>
          <table:table-cell office:value-type="string" calcext:value-type="string">
            <text:p>org.eclipse.modisco.java.discoverer.benchmark.cdoNoUsages</text:p>
          </table:table-cell>
          <table:table-cell table:style-name="ce4" office:value-type="string" calcext:value-type="string">
            <text:p>Java Benchmark/Discoverers</text:p>
          </table:table-cell>
          <table:table-cell table:style-name="ce4" office:value-type="string" calcext:value-type="string">
            <text:p>org.eclipse.modisco.java.discoverer.benchmark.cdo.client.nousage.JavaDiscovererCDONoUsag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java.discoverer.benchmark</text:p>
          </table:table-cell>
          <table:table-cell table:style-name="ce3" office:value-type="string" calcext:value-type="string">
            <text:p>%discoverer.name.8 =&gt; Discover Java model from Java project - Classical EMF</text:p>
          </table:table-cell>
          <table:table-cell office:value-type="string" calcext:value-type="string">
            <text:p>org.eclipse.modisco.java.discoverer.benchmark.classical</text:p>
          </table:table-cell>
          <table:table-cell table:style-name="ce4" office:value-type="string" calcext:value-type="string">
            <text:p>Java Benchmark/Discoverers</text:p>
          </table:table-cell>
          <table:table-cell table:style-name="ce4" office:value-type="string" calcext:value-type="string">
            <text:p>org.eclipse.modisco.java.discoverer.benchmark.emf.client.JavaDiscovererClassicalEM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java.discoverer.benchmark</text:p>
          </table:table-cell>
          <table:table-cell table:style-name="ce3" office:value-type="string" calcext:value-type="string">
            <text:p>%discoverer.name.5 =&gt; Discover Java model from Java project - Minimal Eobject</text:p>
          </table:table-cell>
          <table:table-cell office:value-type="string" calcext:value-type="string">
            <text:p>org.eclipse.modisco.java.discoverer.benchmark.minimalEObject</text:p>
          </table:table-cell>
          <table:table-cell table:style-name="ce4" office:value-type="string" calcext:value-type="string">
            <text:p>Java Benchmark/Discoverers</text:p>
          </table:table-cell>
          <table:table-cell table:style-name="ce4" office:value-type="string" calcext:value-type="string">
            <text:p>org.eclipse.modisco.java.discoverer.benchmark.emf.client.JavaDiscovererEMFMinimalEObje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java.discoverer.benchmark</text:p>
          </table:table-cell>
          <table:table-cell table:style-name="ce3" office:value-type="string" calcext:value-type="string">
            <text:p>%discoverer.name.4 =&gt; Discover Java model from Java project - No Usages</text:p>
          </table:table-cell>
          <table:table-cell office:value-type="string" calcext:value-type="string">
            <text:p>org.eclipse.modisco.java.discoverer.benchmark.noUsages</text:p>
          </table:table-cell>
          <table:table-cell table:style-name="ce4" office:value-type="string" calcext:value-type="string">
            <text:p>Java Benchmark/Discoverers</text:p>
          </table:table-cell>
          <table:table-cell table:style-name="ce4" office:value-type="string" calcext:value-type="string">
            <text:p>org.eclipse.modisco.java.discoverer.benchmark.emf.client.JavaDiscovererEMFNoUsag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java.discoverer.benchmark</text:p>
          </table:table-cell>
          <table:table-cell table:style-name="ce3" office:value-type="string" calcext:value-type="string">
            <text:p>%discoverer.name.9 =&gt; Discover Java model from Java project - Incremental Classical EMF</text:p>
          </table:table-cell>
          <table:table-cell office:value-type="string" calcext:value-type="string">
            <text:p>org.eclipse.modisco.java.discoverer.benchmark.incrementalClassical</text:p>
          </table:table-cell>
          <table:table-cell table:style-name="ce4" office:value-type="string" calcext:value-type="string">
            <text:p>Java Benchmark/Discoverers</text:p>
          </table:table-cell>
          <table:table-cell table:style-name="ce4" office:value-type="string" calcext:value-type="string">
            <text:p>org.eclipse.modisco.java.discoverer.benchmark.emf.client.JavaDiscovererIncrementalClassicalEM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java.discoverer.benchmark</text:p>
          </table:table-cell>
          <table:table-cell table:style-name="ce3" office:value-type="string" calcext:value-type="string">
            <text:p>%discoverer.name.0 =&gt; Discover Java model from Java project - Incremental XMI + Trace</text:p>
          </table:table-cell>
          <table:table-cell office:value-type="string" calcext:value-type="string">
            <text:p>org.eclipse.modisco.java.discoverer.benchmark.incrementalEMF</text:p>
          </table:table-cell>
          <table:table-cell table:style-name="ce4" office:value-type="string" calcext:value-type="string">
            <text:p>Java Benchmark/Discoverers</text:p>
          </table:table-cell>
          <table:table-cell table:style-name="ce4" office:value-type="string" calcext:value-type="string">
            <text:p>org.eclipse.modisco.java.discoverer.benchmark.emf.client.JavaDiscovererIncrementalEM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java.discoverer.benchmark</text:p>
          </table:table-cell>
          <table:table-cell table:style-name="ce3" office:value-type="string" calcext:value-type="string">
            <text:p>%discoverer.name =&gt; Discover Java model from Java project – Benchmark</text:p>
          </table:table-cell>
          <table:table-cell office:value-type="string" calcext:value-type="string">
            <text:p>org.eclipse.modisco.java.discoverer.benchmark.run</text:p>
          </table:table-cell>
          <table:table-cell table:style-name="ce4" office:value-type="string" calcext:value-type="string">
            <text:p>Java Benchmark</text:p>
          </table:table-cell>
          <table:table-cell table:style-name="ce4" office:value-type="string" calcext:value-type="string">
            <text:p>org.eclipse.modisco.java.discoverer.benchmark.RunBenchmark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java.discoverer.benchmark</text:p>
          </table:table-cell>
          <table:table-cell table:style-name="ce3" office:value-type="string" calcext:value-type="string">
            <text:p>%discoverer.name.6 =&gt; Discover Java model from Java project - Incremental EMF vs Classical EMF</text:p>
          </table:table-cell>
          <table:table-cell office:value-type="string" calcext:value-type="string">
            <text:p>org.eclipse.modisco.java.discoverer.benchmark.incVsClassical</text:p>
          </table:table-cell>
          <table:table-cell table:style-name="ce4" office:value-type="string" calcext:value-type="string">
            <text:p>Java Benchmark</text:p>
          </table:table-cell>
          <table:table-cell table:style-name="ce4" office:value-type="string" calcext:value-type="string">
            <text:p>org.eclipse.modisco.java.discoverer.benchmark.RunBenchmarkIncVsClassic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java.discoverer.benchmark</text:p>
          </table:table-cell>
          <table:table-cell table:style-name="ce3" office:value-type="string" calcext:value-type="string">
            <text:p>%discoverer.name.10 =&gt; Generate benchmark report from benchmark data project</text:p>
          </table:table-cell>
          <table:table-cell office:value-type="string" calcext:value-type="string">
            <text:p>org.eclipse.modisco.java.discoverer.benchmark.generateReport</text:p>
          </table:table-cell>
          <table:table-cell table:style-name="ce4" office:value-type="string" calcext:value-type="string">
            <text:p>Java Benchmark</text:p>
          </table:table-cell>
          <table:table-cell table:style-name="ce4" office:value-type="string" calcext:value-type="string">
            <text:p>org.eclipse.modisco.java.discoverer.benchmark.actions.GenerateReportActi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java.discoverer.benchmark</text:p>
          </table:table-cell>
          <table:table-cell office:value-type="string" calcext:value-type="string">
            <text:p>Benchmark Java Discovery Time</text:p>
          </table:table-cell>
          <table:table-cell office:value-type="string" calcext:value-type="string">
            <text:p>org.eclipse.modisco.java.discoverer.benchmark.javaBenchmarkTime</text:p>
          </table:table-cell>
          <table:table-cell table:style-name="ce4" office:value-type="string" calcext:value-type="string">
            <text:p>Java Benchmark</text:p>
          </table:table-cell>
          <table:table-cell table:style-name="ce4" office:value-type="string" calcext:value-type="string">
            <text:p>org.eclipse.modisco.java.discoverer.benchmark.JavaBenchmarkDiscovere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java.discoverer.benchmark</text:p>
          </table:table-cell>
          <table:table-cell office:value-type="string" calcext:value-type="string">
            <text:p>Generate HTML Report</text:p>
          </table:table-cell>
          <table:table-cell office:value-type="string" calcext:value-type="string">
            <text:p>org.eclipse.modisco.java.discoverer.benchmark.generateReport</text:p>
          </table:table-cell>
          <table:table-cell table:style-name="ce4" office:value-type="string" calcext:value-type="string">
            <text:p>Java Benchmark</text:p>
          </table:table-cell>
          <table:table-cell table:style-name="ce4" office:value-type="string" calcext:value-type="string">
            <text:p>org.eclipse.modisco.java.discoverer.benchmark.JavaBenchmarkHtmlReportDiscovere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java.discoverer.benchmark</text:p>
          </table:table-cell>
          <table:table-cell table:style-name="ce3" office:value-type="string" calcext:value-type="string">
            <text:p>%discoverer.name.1 =&gt; Discover Java model from Java project - Incremental XMI</text:p>
          </table:table-cell>
          <table:table-cell office:value-type="string" calcext:value-type="string">
            <text:p>????????????????????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calcext:value-type="string">
            <text:p>org.eclipse.modisco.java.discoverer.tests</text:p>
          </table:table-cell>
          <table:table-cell table:style-name="ce3" office:value-type="string" calcext:value-type="string">
            <text:p>%discoverer.modelElementStats =&gt; Discover Java model from Java project - Model element stats</text:p>
          </table:table-cell>
          <table:table-cell office:value-type="string" calcext:value-type="string">
            <text:p>org.eclipse.modisco.java.discoverer.tests.modelElementStats</text:p>
          </table:table-cell>
          <table:table-cell table:style-name="ce4" office:value-type="string" calcext:value-type="string">
            <text:p>Java Tests</text:p>
          </table:table-cell>
          <table:table-cell table:style-name="ce4" office:value-type="string" calcext:value-type="string">
            <text:p>org.eclipse.modisco.java.discoverer.tests.ModelElementSta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java.discoverer.ui</text:p>
          </table:table-cell>
          <table:table-cell table:style-name="ce3" office:value-type="string" calcext:value-type="string">
            <text:p>%discoverer.java.label =&gt; Discover Java Project</text:p>
          </table:table-cell>
          <table:table-cell office:value-type="string" calcext:value-type="string">
            <text:p>org.eclipse.modisco.java.discoverer.javaProject</text:p>
          </table:table-cell>
          <table:table-cell table:style-name="ce4"/>
          <table:table-cell table:style-name="ce4" office:value-type="string" calcext:value-type="string">
            <text:p>org.eclipse.modisco.java.discoverer.DiscoverJavaModelFromJavaProje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java.discoverer.ui</text:p>
          </table:table-cell>
          <table:table-cell table:style-name="ce3" office:value-type="string" calcext:value-type="string">
            <text:p>%discoverer.java.label.0 =&gt; Discover Java Model From Java Project</text:p>
          </table:table-cell>
          <table:table-cell office:value-type="string" calcext:value-type="string">
            <text:p>org.eclipse.modisco.java.discoverer.project</text:p>
          </table:table-cell>
          <table:table-cell table:style-name="ce4"/>
          <table:table-cell table:style-name="ce4" office:value-type="string" calcext:value-type="string">
            <text:p>org.eclipse.modisco.java.discoverer.DiscoverJavaModelFromProje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java.discoverer.ui</text:p>
          </table:table-cell>
          <table:table-cell table:style-name="ce3" office:value-type="string" calcext:value-type="string">
            <text:p>%discoverer.class.label =&gt; Discover Java Model From Class</text:p>
          </table:table-cell>
          <table:table-cell office:value-type="string" calcext:value-type="string">
            <text:p>org.eclipse.modisco.java.discoverer.class</text:p>
          </table:table-cell>
          <table:table-cell table:style-name="ce4"/>
          <table:table-cell table:style-name="ce4" office:value-type="string" calcext:value-type="string">
            <text:p>org.eclipse.modisco.java.discoverer.DiscoverJavaModelFromClassFi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java.discoverer.ui</text:p>
          </table:table-cell>
          <table:table-cell table:style-name="ce3" office:value-type="string" calcext:value-type="string">
            <text:p>%discoverer.lib.label =&gt; Discover Java Model From Library</text:p>
          </table:table-cell>
          <table:table-cell office:value-type="string" calcext:value-type="string">
            <text:p>org.eclipse.modisco.java.discoverer.library</text:p>
          </table:table-cell>
          <table:table-cell table:style-name="ce4"/>
          <table:table-cell table:style-name="ce4" office:value-type="string" calcext:value-type="string">
            <text:p>org.eclipse.modisco.java.discoverer.DiscoverJavaModelFromLibrar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java.discoverer.ui</text:p>
          </table:table-cell>
          <table:table-cell table:style-name="ce3" office:value-type="string" calcext:value-type="string">
            <text:p>%discoverer.javaToKDM.label =&gt; Discover KDM Model From Java Model</text:p>
          </table:table-cell>
          <table:table-cell office:value-type="string" calcext:value-type="string">
            <text:p>org.eclipse.modisco.java.discoverer.javaToKDM</text:p>
          </table:table-cell>
          <table:table-cell table:style-name="ce4"/>
          <table:table-cell table:style-name="ce4" office:value-type="string" calcext:value-type="string">
            <text:p>org.eclipse.modisco.java.discoverer.DiscoverKDMModelFromJavaMode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java.discoverer.ui</text:p>
          </table:table-cell>
          <table:table-cell table:style-name="ce3" office:value-type="string" calcext:value-type="string">
            <text:p>%discoverer.javaProjectToKDM.label =&gt; Discover KDM Code Model From Java Project</text:p>
          </table:table-cell>
          <table:table-cell office:value-type="string" calcext:value-type="string">
            <text:p>org.eclipse.modisco.java.discoverer.javaProjectToKDM</text:p>
          </table:table-cell>
          <table:table-cell table:style-name="ce4"/>
          <table:table-cell table:style-name="ce4" office:value-type="string" calcext:value-type="string">
            <text:p>org.eclipse.modisco.java.discoverer.internal.DiscoverKDMModelFromEMFResourc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java.discoverer.ui</text:p>
          </table:table-cell>
          <table:table-cell table:style-name="ce3" office:value-type="string" calcext:value-type="string">
            <text:p>%discoverer.javaProjectToKDM.label.1=&gt; Discover KDM Code Model From Java Project</text:p>
          </table:table-cell>
          <table:table-cell office:value-type="string" calcext:value-type="string">
            <text:p>org.eclipse.modisco.java.discoverer.projectToKDM</text:p>
          </table:table-cell>
          <table:table-cell table:style-name="ce4"/>
          <table:table-cell table:style-name="ce4" office:value-type="string" calcext:value-type="string">
            <text:p>org.eclipse.modisco.java.discoverer.DiscoverKDMModelFromJavaProje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java.discoverer.ui</text:p>
          </table:table-cell>
          <table:table-cell table:style-name="ce3" office:value-type="string" calcext:value-type="string">
            <text:p>%discoverer.javaResourceProjectToKDM.label.1 =&gt; Discover KDM Code Model From Java Resource</text:p>
          </table:table-cell>
          <table:table-cell office:value-type="string" calcext:value-type="string">
            <text:p>org.eclipse.modisco.java.discoverer.javaResourceToKDM</text:p>
          </table:table-cell>
          <table:table-cell table:style-name="ce4"/>
          <table:table-cell table:style-name="ce4" office:value-type="string" calcext:value-type="string">
            <text:p>org.eclipse.modisco.java.discoverer.DiscoverKDMModelFromProje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jee.ejbjar.discoverer.ui</text:p>
          </table:table-cell>
          <table:table-cell table:style-name="ce3" office:value-type="string" calcext:value-type="string">
            <text:p>%discoverer.label =&gt; Discover JEE ejb-jar.xml</text:p>
          </table:table-cell>
          <table:table-cell office:value-type="string" calcext:value-type="string">
            <text:p>org.eclipse.modisco.jee.ejbjar.discoverer</text:p>
          </table:table-cell>
          <table:table-cell table:style-name="ce4"/>
          <table:table-cell table:style-name="ce4" office:value-type="string" calcext:value-type="string">
            <text:p>org.eclipse.modisco.jee.ejbjar.discoverer.EjbJarDiscoverer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jee.jsp.discoverer.ui</text:p>
          </table:table-cell>
          <table:table-cell table:style-name="ce3" office:value-type="string" calcext:value-type="string">
            <text:p>%discoverer.label =&gt; Discover JSP Model</text:p>
          </table:table-cell>
          <table:table-cell office:value-type="string" calcext:value-type="string">
            <text:p>org.eclipse.modisco.jee.jsp.discoverer.javaElement</text:p>
          </table:table-cell>
          <table:table-cell table:style-name="ce4"/>
          <table:table-cell table:style-name="ce4" office:value-type="string" calcext:value-type="string">
            <text:p>org.eclipse.modisco.jee.jsp.discoverer.DiscoverJspModelFromResourc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jee.jsp.discoverer.ui</text:p>
          </table:table-cell>
          <table:table-cell table:style-name="ce3" office:value-type="string" calcext:value-type="string">
            <text:p>%discoverer.label.0 =&gt; Discover JSP Model</text:p>
          </table:table-cell>
          <table:table-cell office:value-type="string" calcext:value-type="string">
            <text:p>org.eclipse.modisco.jee.jsp.discoverer.resource</text:p>
          </table:table-cell>
          <table:table-cell table:style-name="ce4"/>
          <table:table-cell table:style-name="ce4" office:value-type="string" calcext:value-type="string">
            <text:p>org.eclipse.modisco.jee.jsp.discoverer.DiscoverJspModelFromJavaElemen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jee.webapp.discoverer.ui</text:p>
          </table:table-cell>
          <table:table-cell table:style-name="ce3" office:value-type="string" calcext:value-type="string">
            <text:p>%discoverer.label =&gt; Discover JEE web.xml</text:p>
          </table:table-cell>
          <table:table-cell office:value-type="string" calcext:value-type="string">
            <text:p>org.eclipse.modisco.jee.webapp.discoverer</text:p>
          </table:table-cell>
          <table:table-cell table:style-name="ce4"/>
          <table:table-cell table:style-name="ce4" office:value-type="string" calcext:value-type="string">
            <text:p>org.eclipse.modisco.jee.webapp.discoverer.WebXmlDiscoverer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kdm.source.discoverer.ui</text:p>
          </table:table-cell>
          <table:table-cell table:style-name="ce3" office:value-type="string" calcext:value-type="string">
            <text:p>%discoverer.label.1 =&gt; Discover KDM Source</text:p>
          </table:table-cell>
          <table:table-cell office:value-type="string" calcext:value-type="string">
            <text:p>org.eclipse.modisco.kdm.source.discoverer.resource</text:p>
          </table:table-cell>
          <table:table-cell table:style-name="ce4"/>
          <table:table-cell table:style-name="ce4" office:value-type="string" calcext:value-type="string">
            <text:p>org.eclipse.modisco.kdm.source.discoverer.DiscoverSourceModelFromResourc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kdm.source.discoverer.ui</text:p>
          </table:table-cell>
          <table:table-cell table:style-name="ce3" office:value-type="string" calcext:value-type="string">
            <text:p>%discoverer.label.2 =&gt; Discover KDM Source</text:p>
          </table:table-cell>
          <table:table-cell office:value-type="string" calcext:value-type="string">
            <text:p>org.eclipse.modisco.kdm.source.discoverer.javaElement</text:p>
          </table:table-cell>
          <table:table-cell table:style-name="ce4"/>
          <table:table-cell table:style-name="ce4" office:value-type="string" calcext:value-type="string">
            <text:p>org.eclipse.modisco.kdm.source.discoverer.DiscoverSourceModelFromJavaElem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org.eclipse.modisco.kdm.uml2converter.ui</text:p>
          </table:table-cell>
          <table:table-cell table:style-name="ce5" office:value-type="string" calcext:value-type="string">
            <text:p>%discoverer.name =&gt; Discover UML model from KDM model</text:p>
          </table:table-cell>
          <table:table-cell table:style-name="ce5" office:value-type="string" calcext:value-type="string">
            <text:p>org.eclipse.modisco.kdm.uml2converter.discoverUmlModelFromKdmModel</text:p>
          </table:table-cell>
          <table:table-cell table:style-name="ce8"/>
          <table:table-cell table:style-name="ce4" office:value-type="string" calcext:value-type="string">
            <text:p>org.eclipse.modisco.kdm.uml2converter.DiscoverUmlModelFromKdmModel</text:p>
          </table:table-cell>
          <table:table-cell table:style-name="ce9" table:number-columns-repeated="16379"/>
        </table:table-row>
        <table:table-row table:style-name="ro1">
          <table:table-cell office:value-type="string" calcext:value-type="string">
            <text:p>org.eclipse.modisco.manifest.discoverer.ui</text:p>
          </table:table-cell>
          <table:table-cell table:style-name="ce6" office:value-type="string" calcext:value-type="string">
            <text:p>%discoverer.label =&gt; Discover Eclipse Manifest</text:p>
          </table:table-cell>
          <table:table-cell office:value-type="string" calcext:value-type="string">
            <text:p>org.eclipse.modisco.manifest.discoverer</text:p>
          </table:table-cell>
          <table:table-cell table:style-name="ce4"/>
          <table:table-cell table:style-name="ce4" office:value-type="string" calcext:value-type="string">
            <text:p>org.eclipse.modisco.manifest.discoverer.ManifestModelDiscoverer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properties.discoverer.ui</text:p>
          </table:table-cell>
          <table:table-cell table:style-name="ce6" office:value-type="string" calcext:value-type="string">
            <text:p>%discoverer.label =&gt; Discover Properties Model</text:p>
          </table:table-cell>
          <table:table-cell office:value-type="string" calcext:value-type="string">
            <text:p>org.eclipse.modisco.properties.discoverer</text:p>
          </table:table-cell>
          <table:table-cell table:style-name="ce4"/>
          <table:table-cell table:style-name="ce4" office:value-type="string" calcext:value-type="string">
            <text:p>org.eclipse.modisco.properties.discoverer.PropertiesModelDiscoverer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usecase.modelfilter.methodcalls.discoverer.ui</text:p>
          </table:table-cell>
          <table:table-cell table:style-name="ce3" office:value-type="string" calcext:value-type="string">
            <text:p>%discoverer.label.0 =&gt; Discover Method Calls Model</text:p>
          </table:table-cell>
          <table:table-cell office:value-type="string" calcext:value-type="string">
            <text:p>org.eclipse.modisco.usecase.modelfilter.methodcalls.discoverer.discoverMethodCallsModelFromJavaModel</text:p>
          </table:table-cell>
          <table:table-cell table:style-name="ce4"/>
          <table:table-cell table:style-name="ce4" office:value-type="string" calcext:value-type="string">
            <text:p>org.eclipse.modisco.usecase.modelfilter.methodcalls.discoverer.DiscoverMethodCallsModelFromJavaMode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g.eclipse.modisco.usecase.modelfilter.methodcalls.discoverer.ui</text:p>
          </table:table-cell>
          <table:table-cell table:style-name="ce3" office:value-type="string" calcext:value-type="string">
            <text:p>%discoverer.label.1 =&gt; Discover Method Calls Model</text:p>
          </table:table-cell>
          <table:table-cell office:value-type="string" calcext:value-type="string">
            <text:p>org.eclipse.modisco.usecase.modelfilter.methodcalls.discoverer.discoverMethodCallsModelFromJavaProject</text:p>
          </table:table-cell>
          <table:table-cell table:style-name="ce4"/>
          <table:table-cell table:style-name="ce4" office:value-type="string" calcext:value-type="string">
            <text:p>org.eclipse.modisco.usecase.modelfilter.methodcalls.discoverer.DiscoverMethodCallsModelFromJavaProjec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org.eclipse.modisco.kdm.uml2converter.ui</text:p>
          </table:table-cell>
          <table:table-cell table:style-name="ce5" office:value-type="string" calcext:value-type="string">
            <text:p>%discoverer.label =&gt; Create UML model with real types information on associations</text:p>
          </table:table-cell>
          <table:table-cell table:style-name="ce5" office:value-type="string" calcext:value-type="string">
            <text:p>org.eclipse.modisco.usecase.modelfilter.discoverUmlModelWithRealTypesFromJavaProject</text:p>
          </table:table-cell>
          <table:table-cell table:style-name="ce8"/>
          <table:table-cell table:style-name="ce4" office:value-type="string" calcext:value-type="string">
            <text:p>org.eclipse.modisco.usecase.modelfilter.DiscoverUmlModelWithRealTypesFromJavaProject</text:p>
          </table:table-cell>
          <table:table-cell table:style-name="ce9" table:number-columns-repeated="16379"/>
        </table:table-row>
        <table:table-row table:style-name="ro1">
          <table:table-cell table:style-name="ce2" office:value-type="string" calcext:value-type="string">
            <text:p>org.eclipse.modisco.usecase.simpletransformationschain.ui</text:p>
          </table:table-cell>
          <table:table-cell table:style-name="ce5" office:value-type="string" calcext:value-type="string">
            <text:p>%discoverer.name =&gt; Discover UML model from Java project</text:p>
          </table:table-cell>
          <table:table-cell table:style-name="ce5" office:value-type="string" calcext:value-type="string">
            <text:p>org.eclipse.modisco.usecase.simpletransformationschain.discovererUMLModelFromJavaProject</text:p>
          </table:table-cell>
          <table:table-cell table:style-name="ce8"/>
          <table:table-cell table:style-name="ce4" office:value-type="string" calcext:value-type="string">
            <text:p>org.eclipse.modisco.usecase.simpletransformationschain.DiscoverUmlModelFromJavaProject</text:p>
          </table:table-cell>
          <table:table-cell table:style-name="ce9" table:number-columns-repeated="16379"/>
        </table:table-row>
        <table:table-row table:style-name="ro1">
          <table:table-cell table:style-name="ce2" office:value-type="string" calcext:value-type="string">
            <text:p>org.eclipse.modisco.usecase.simpletransformationschain.ui</text:p>
          </table:table-cell>
          <table:table-cell table:style-name="ce5" office:value-type="string" calcext:value-type="string">
            <text:p>%discoverer.name =&gt; Discover UML model with bidirectional associations from Java project</text:p>
          </table:table-cell>
          <table:table-cell table:style-name="ce5" office:value-type="string" calcext:value-type="string">
            <text:p>org.eclipse.modisco.usecase.simpletransformationschain.discovererUmlModelWithBidirectionalAssociationsFromJavaProject</text:p>
          </table:table-cell>
          <table:table-cell table:style-name="ce8"/>
          <table:table-cell table:style-name="ce4" office:value-type="string" calcext:value-type="string">
            <text:p>org.eclipse.modisco.usecase.simpletransformationschain.DiscoverUmlModelWithBidirectionalAssociationsFromJavaProject</text:p>
          </table:table-cell>
          <table:table-cell table:style-name="ce9" table:number-columns-repeated="16379"/>
        </table:table-row>
        <table:table-row table:style-name="ro1">
          <table:table-cell table:style-name="ce2" office:value-type="string" calcext:value-type="string">
            <text:p>org.eclipse.modisco.usecase.simpletransformationschain.ui</text:p>
          </table:table-cell>
          <table:table-cell table:style-name="ce5" office:value-type="string" calcext:value-type="string">
            <text:p>%discoverer.name =&gt; Discover UML model from Java project</text:p>
          </table:table-cell>
          <table:table-cell table:style-name="ce5" office:value-type="string" calcext:value-type="string">
            <text:p>org.eclipse.modisco.usecase.simpletransformationschain.discovererUMLModelFromProject</text:p>
          </table:table-cell>
          <table:table-cell table:style-name="ce8"/>
          <table:table-cell table:style-name="ce4" office:value-type="string" calcext:value-type="string">
            <text:p>org.eclipse.modisco.usecase.simpletransformationschain.DiscoverUmlModelFromProject</text:p>
          </table:table-cell>
          <table:table-cell table:style-name="ce9" table:number-columns-repeated="16379"/>
        </table:table-row>
        <table:table-row table:style-name="ro1">
          <table:table-cell table:style-name="ce2" office:value-type="string" calcext:value-type="string">
            <text:p>org.eclipse.modisco.usecase.simpletransformationschain.ui</text:p>
          </table:table-cell>
          <table:table-cell table:style-name="ce5" office:value-type="string" calcext:value-type="string">
            <text:p>%discoverer.name =&gt; Discover UML model with bidirectional associations from Java project</text:p>
          </table:table-cell>
          <table:table-cell table:style-name="ce5" office:value-type="string" calcext:value-type="string">
            <text:p>org.eclipse.modisco.usecase.simpletransformationschain.discovererUmlModelWithBidirectionalAssociationsFromProject</text:p>
          </table:table-cell>
          <table:table-cell table:style-name="ce8"/>
          <table:table-cell table:style-name="ce4" office:value-type="string" calcext:value-type="string">
            <text:p>org.eclipse.modisco.usecase.simpletransformationschain.DiscoverUmlModelWithBidirectionalAssociationsFromProject</text:p>
          </table:table-cell>
          <table:table-cell table:style-name="ce9" table:number-columns-repeated="16379"/>
        </table:table-row>
        <table:table-row table:style-name="ro1">
          <table:table-cell office:value-type="string" calcext:value-type="string">
            <text:p>org.eclipse.modisco.xml.discoverer.ui</text:p>
          </table:table-cell>
          <table:table-cell table:style-name="ce3" office:value-type="string" calcext:value-type="string">
            <text:p>%discoverer.label =&gt; Discover XML Model</text:p>
          </table:table-cell>
          <table:table-cell office:value-type="string" calcext:value-type="string">
            <text:p>org.eclipse.modisco.xml.discoverer</text:p>
          </table:table-cell>
          <table:table-cell table:style-name="ce8"/>
          <table:table-cell table:style-name="ce4" office:value-type="string" calcext:value-type="string">
            <text:p>org.eclipse.modisco.xml.discoverer.XMLModelDiscoverer</text:p>
          </table:table-cell>
          <table:table-cell table:style-name="ce9" table:number-columns-repeated="16379"/>
        </table:table-row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1">
          <table:table-cell table:style-name="Default" office:value-type="string" calcext:value-type="string">
            <text:p>Extension point: org.eclipse.modisco.infra.discovery.core.discoverer</text:p>
          </table:table-cell>
          <table:table-cell table:style-name="Default" table:number-columns-repeated="2"/>
          <table:table-cell table:number-columns-repeated="16381"/>
        </table:table-row>
        <table:table-row table:style-name="ro1">
          <table:table-cell table:style-name="Default" office:value-type="string" calcext:value-type="string">
            <text:p>plugin</text:p>
          </table:table-cell>
          <table:table-cell table:style-name="Default" office:value-type="string" calcext:value-type="string">
            <text:p>class</text:p>
          </table:table-cell>
          <table:table-cell table:style-name="Default" office:value-type="string" calcext:value-type="string">
            <text:p>i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java.composition.discoverer.benchmark</text:p>
          </table:table-cell>
          <table:table-cell office:value-type="string" calcext:value-type="string">
            <text:p>org.eclipse.modisco.java.composition.discoverer.benchmark.Benchmark2</text:p>
          </table:table-cell>
          <table:table-cell office:value-type="string" calcext:value-type="string">
            <text:p>org.eclipse.modisco.java.composition.discoverer.benchmar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java.discoverer.benchmark</text:p>
          </table:table-cell>
          <table:table-cell office:value-type="string" calcext:value-type="string">
            <text:p>org.eclipse.modisco.java.discoverer.benchmark.cdo.client.BenchmarkJavaDiscovererCDO</text:p>
          </table:table-cell>
          <table:table-cell office:value-type="string" calcext:value-type="string">
            <text:p>org.eclipse.modisco.java.discoverer.benchmark.cdo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calcext:value-type="string">
            <text:p>org.eclipse.modisco.java.discoverer.benchmark</text:p>
          </table:table-cell>
          <table:table-cell office:value-type="string" calcext:value-type="string">
            <text:p>org.eclipse.modisco.java.discoverer.benchmark.cdo.client.JavaDiscovererCDOWithoutTrace</text:p>
          </table:table-cell>
          <table:table-cell office:value-type="string" calcext:value-type="string">
            <text:p>org.eclipse.modisco.java.discoverer.benchmark.cdoWithoutTrace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calcext:value-type="string">
            <text:p>org.eclipse.modisco.java.discoverer.benchmark</text:p>
          </table:table-cell>
          <table:table-cell office:value-type="string" calcext:value-type="string">
            <text:p>org.eclipse.modisco.java.discoverer.benchmark.cdo.client.nousage.JavaDiscovererCDONoUsages</text:p>
          </table:table-cell>
          <table:table-cell office:value-type="string" calcext:value-type="string">
            <text:p>org.eclipse.modisco.java.discoverer.benchmark.cdoNoUsages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calcext:value-type="string">
            <text:p>org.eclipse.modisco.java.discoverer.benchmark</text:p>
          </table:table-cell>
          <table:table-cell office:value-type="string" calcext:value-type="string">
            <text:p>org.eclipse.modisco.java.discoverer.benchmark.emf.client.JavaDiscovererClassicalEMF</text:p>
          </table:table-cell>
          <table:table-cell office:value-type="string" calcext:value-type="string">
            <text:p>org.eclipse.modisco.java.discoverer.benchmark.classical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calcext:value-type="string">
            <text:p>org.eclipse.modisco.java.discoverer.benchmark</text:p>
          </table:table-cell>
          <table:table-cell office:value-type="string" calcext:value-type="string">
            <text:p>org.eclipse.modisco.java.discoverer.benchmark.emf.client.JavaDiscovererEMFMinimalEObject</text:p>
          </table:table-cell>
          <table:table-cell office:value-type="string" calcext:value-type="string">
            <text:p>org.eclipse.modisco.java.discoverer.benchmark.minimalEObject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calcext:value-type="string">
            <text:p>org.eclipse.modisco.java.discoverer.benchmark</text:p>
          </table:table-cell>
          <table:table-cell office:value-type="string" calcext:value-type="string">
            <text:p>org.eclipse.modisco.java.discoverer.benchmark.emf.client.JavaDiscovererEMFNoUsages</text:p>
          </table:table-cell>
          <table:table-cell office:value-type="string" calcext:value-type="string">
            <text:p>org.eclipse.modisco.java.discoverer.benchmark.noUsages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calcext:value-type="string">
            <text:p>org.eclipse.modisco.java.discoverer.benchmark</text:p>
          </table:table-cell>
          <table:table-cell office:value-type="string" calcext:value-type="string">
            <text:p>org.eclipse.modisco.java.discoverer.benchmark.emf.client.JavaDiscovererIncrementalClassicalEMF</text:p>
          </table:table-cell>
          <table:table-cell office:value-type="string" calcext:value-type="string">
            <text:p>org.eclipse.modisco.java.discoverer.benchmark.incrementalClassical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calcext:value-type="string">
            <text:p>org.eclipse.modisco.java.discoverer.benchmark</text:p>
          </table:table-cell>
          <table:table-cell office:value-type="string" calcext:value-type="string">
            <text:p>org.eclipse.modisco.java.discoverer.benchmark.emf.client.JavaDiscovererIncrementalEMF</text:p>
          </table:table-cell>
          <table:table-cell office:value-type="string" calcext:value-type="string">
            <text:p>org.eclipse.modisco.java.discoverer.benchmark.incrementalEMF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calcext:value-type="string">
            <text:p>org.eclipse.modisco.java.discoverer.benchmark</text:p>
          </table:table-cell>
          <table:table-cell office:value-type="string" calcext:value-type="string">
            <text:p>org.eclipse.modisco.java.discoverer.benchmark.RunBenchmark</text:p>
          </table:table-cell>
          <table:table-cell office:value-type="string" calcext:value-type="string">
            <text:p>org.eclipse.modisco.java.discoverer.benchmark.run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calcext:value-type="string">
            <text:p>org.eclipse.modisco.java.discoverer.benchmark</text:p>
          </table:table-cell>
          <table:table-cell office:value-type="string" calcext:value-type="string">
            <text:p>org.eclipse.modisco.java.discoverer.benchmark.RunBenchmarkIncVsClassical</text:p>
          </table:table-cell>
          <table:table-cell office:value-type="string" calcext:value-type="string">
            <text:p>org.eclipse.modisco.java.discoverer.benchmark.incVsClassical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calcext:value-type="string">
            <text:p>org.eclipse.modisco.java.discoverer.benchmark</text:p>
          </table:table-cell>
          <table:table-cell office:value-type="string" calcext:value-type="string">
            <text:p>org.eclipse.modisco.java.discoverer.benchmark.actions.GenerateReportAction</text:p>
          </table:table-cell>
          <table:table-cell office:value-type="string" calcext:value-type="string">
            <text:p>org.eclipse.modisco.java.discoverer.benchmark.generateReport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calcext:value-type="string">
            <text:p>org.eclipse.modisco.java.discoverer.benchmark</text:p>
          </table:table-cell>
          <table:table-cell office:value-type="string" calcext:value-type="string">
            <text:p>org.eclipse.modisco.java.discoverer.benchmark.JavaBenchmarkDiscoverer</text:p>
          </table:table-cell>
          <table:table-cell office:value-type="string" calcext:value-type="string">
            <text:p>org.eclipse.modisco.java.discoverer.benchmark.javaBenchmarkTime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calcext:value-type="string">
            <text:p>org.eclipse.modisco.java.discoverer.benchmark</text:p>
          </table:table-cell>
          <table:table-cell office:value-type="string" calcext:value-type="string">
            <text:p>org.eclipse.modisco.java.discoverer.benchmark.JavaBenchmarkHtmlReportDiscoverer</text:p>
          </table:table-cell>
          <table:table-cell office:value-type="string" calcext:value-type="string">
            <text:p>org.eclipse.modisco.java.discoverer.benchmark.generateReport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calcext:value-type="string">
            <text:p>org.eclipse.modisco.java.discoverer.tests</text:p>
          </table:table-cell>
          <table:table-cell office:value-type="string" calcext:value-type="string">
            <text:p>org.eclipse.modisco.java.discoverer.tests.ModelElementStats</text:p>
          </table:table-cell>
          <table:table-cell office:value-type="string" calcext:value-type="string">
            <text:p>org.eclipse.modisco.java.discoverer.tests.modelElementStats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calcext:value-type="string">
            <text:p>org.eclipse.modisco.eclipseplugin.discoverer</text:p>
          </table:table-cell>
          <table:table-cell office:value-type="string" calcext:value-type="string">
            <text:p>org.eclipse.modisco.eclipseplugin.discoverer.DiscoverEclipsePluginFromJavaProject2</text:p>
          </table:table-cell>
          <table:table-cell office:value-type="string" calcext:value-type="string">
            <text:p>org.eclipse.modisco.eclipseplugin.fromJavaProj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eclipseplugin.discoverer</text:p>
          </table:table-cell>
          <table:table-cell office:value-type="string" calcext:value-type="string">
            <text:p>org.eclipse.modisco.eclipseplugin.discoverer.DiscoverEclipsePluginFromProject</text:p>
          </table:table-cell>
          <table:table-cell office:value-type="string" calcext:value-type="string">
            <text:p>org.eclipse.modisco.eclipseplugin.fromProj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infra.discovery.benchmark.core</text:p>
          </table:table-cell>
          <table:table-cell office:value-type="string" calcext:value-type="string">
            <text:p>org.eclipse.modisco.infra.discovery.benchmark.core.internal.impl.DiscovererBenchmarkDiscoverer</text:p>
          </table:table-cell>
          <table:table-cell office:value-type="string" calcext:value-type="string">
            <text:p>org.eclipse.modisco.infra.discovery.benchmark.api.benchmarkdiscover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infra.discovery.core.tests</text:p>
          </table:table-cell>
          <table:table-cell office:value-type="string" calcext:value-type="string">
            <text:p>org.eclipse.modisco.infra.discovery.core.tests.discoverers.BasicDiscoverer</text:p>
          </table:table-cell>
          <table:table-cell office:value-type="string" calcext:value-type="string">
            <text:p>BasicDiscovererForTes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infra.discovery.core.tests</text:p>
          </table:table-cell>
          <table:table-cell office:value-type="string" calcext:value-type="string">
            <text:p>org.eclipse.modisco.infra.discovery.core.tests.discoverers.BasicDiscovererSubClass</text:p>
          </table:table-cell>
          <table:table-cell office:value-type="string" calcext:value-type="string">
            <text:p>BasicDiscovererForTests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infra.discovery.core.tests</text:p>
          </table:table-cell>
          <table:table-cell office:value-type="string" calcext:value-type="string">
            <text:p>org.eclipse.modisco.infra.discovery.core.tests.discoverers.AbstractDiscovererSubClass</text:p>
          </table:table-cell>
          <table:table-cell office:value-type="string" calcext:value-type="string">
            <text:p>AbstractDiscovererForTes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infra.discovery.core.tests</text:p>
          </table:table-cell>
          <table:table-cell office:value-type="string" calcext:value-type="string">
            <text:p>org.eclipse.modisco.infra.discovery.core.tests.discoverers.AbstractModelDiscovererSubClass</text:p>
          </table:table-cell>
          <table:table-cell office:value-type="string" calcext:value-type="string">
            <text:p>AbstractModelDiscovererForTes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infra.discovery.core.tests</text:p>
          </table:table-cell>
          <table:table-cell office:value-type="string" calcext:value-type="string">
            <text:p>org.eclipse.modisco.infra.discovery.core.tests.discoverers.BasicDiscovererWithInitialValue</text:p>
          </table:table-cell>
          <table:table-cell office:value-type="string" calcext:value-type="string">
            <text:p>BasicDiscovererWithInitialVal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java.composition.discoverer</text:p>
          </table:table-cell>
          <table:table-cell office:value-type="string" calcext:value-type="string">
            <text:p>org.eclipse.modisco.java.composition.discoverer.DiscoverKDMSourceAndJavaModelFromJavaProject</text:p>
          </table:table-cell>
          <table:table-cell office:value-type="string" calcext:value-type="string">
            <text:p>org.eclipse.modisco.java.composition.discoverer.fromJavaProj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java.composition.discoverer</text:p>
          </table:table-cell>
          <table:table-cell office:value-type="string" calcext:value-type="string">
            <text:p>org.eclipse.modisco.java.composition.discoverer.DiscoverKDMSourceAndJavaModelFromProject</text:p>
          </table:table-cell>
          <table:table-cell office:value-type="string" calcext:value-type="string">
            <text:p>org.eclipse.modisco.java.composition.discoverer.fromProj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java.discoverer</text:p>
          </table:table-cell>
          <table:table-cell office:value-type="string" calcext:value-type="string">
            <text:p>org.eclipse.modisco.java.discoverer.DiscoverJavaModelFromJavaProject</text:p>
          </table:table-cell>
          <table:table-cell office:value-type="string" calcext:value-type="string">
            <text:p>org.eclipse.modisco.java.discoverer.javaProj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java.discoverer</text:p>
          </table:table-cell>
          <table:table-cell office:value-type="string" calcext:value-type="string">
            <text:p>org.eclipse.modisco.java.discoverer.DiscoverJavaModelFromProject</text:p>
          </table:table-cell>
          <table:table-cell office:value-type="string" calcext:value-type="string">
            <text:p>org.eclipse.modisco.java.discoverer.proj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java.discoverer</text:p>
          </table:table-cell>
          <table:table-cell office:value-type="string" calcext:value-type="string">
            <text:p>org.eclipse.modisco.java.discoverer.DiscoverJavaModelFromClassFile</text:p>
          </table:table-cell>
          <table:table-cell office:value-type="string" calcext:value-type="string">
            <text:p>org.eclipse.modisco.java.discoverer.cla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java.discoverer</text:p>
          </table:table-cell>
          <table:table-cell office:value-type="string" calcext:value-type="string">
            <text:p>org.eclipse.modisco.java.discoverer.DiscoverJavaModelFromLibrary</text:p>
          </table:table-cell>
          <table:table-cell office:value-type="string" calcext:value-type="string">
            <text:p>org.eclipse.modisco.java.discoverer.librar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java.discoverer</text:p>
          </table:table-cell>
          <table:table-cell office:value-type="string" calcext:value-type="string">
            <text:p>org.eclipse.modisco.java.discoverer.DiscoverKDMModelFromJavaModel</text:p>
          </table:table-cell>
          <table:table-cell office:value-type="string" calcext:value-type="string">
            <text:p>org.eclipse.modisco.java.discoverer.javaToKD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java.discoverer</text:p>
          </table:table-cell>
          <table:table-cell office:value-type="string" calcext:value-type="string">
            <text:p>org.eclipse.modisco.java.discoverer.internal.DiscoverKDMModelFromEMFResources</text:p>
          </table:table-cell>
          <table:table-cell office:value-type="string" calcext:value-type="string">
            <text:p>org.eclipse.modisco.java.discoverer.javaResourceToKD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java.discoverer</text:p>
          </table:table-cell>
          <table:table-cell office:value-type="string" calcext:value-type="string">
            <text:p>org.eclipse.modisco.java.discoverer.DiscoverKDMModelFromJavaProject</text:p>
          </table:table-cell>
          <table:table-cell office:value-type="string" calcext:value-type="string">
            <text:p>org.eclipse.modisco.java.discoverer.javaProjectToKD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java.discoverer</text:p>
          </table:table-cell>
          <table:table-cell office:value-type="string" calcext:value-type="string">
            <text:p>org.eclipse.modisco.java.discoverer.DiscoverKDMModelFromProject</text:p>
          </table:table-cell>
          <table:table-cell office:value-type="string" calcext:value-type="string">
            <text:p>org.eclipse.modisco.java.discoverer.projectToKD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jee.ejbjar.discoverer</text:p>
          </table:table-cell>
          <table:table-cell office:value-type="string" calcext:value-type="string">
            <text:p>org.eclipse.modisco.jee.ejbjar.discoverer.EjbJarDiscoverer2</text:p>
          </table:table-cell>
          <table:table-cell office:value-type="string" calcext:value-type="string">
            <text:p>org.eclipse.modisco.jee.ejbjar.discover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jee.jsp.discoverer</text:p>
          </table:table-cell>
          <table:table-cell office:value-type="string" calcext:value-type="string">
            <text:p>org.eclipse.modisco.jee.jsp.discoverer.DiscoverJspModelFromResource</text:p>
          </table:table-cell>
          <table:table-cell office:value-type="string" calcext:value-type="string">
            <text:p>org.eclipse.modisco.jee.jsp.discoverer.resour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jee.jsp.discoverer</text:p>
          </table:table-cell>
          <table:table-cell office:value-type="string" calcext:value-type="string">
            <text:p>org.eclipse.modisco.jee.jsp.discoverer.DiscoverJspModelFromJavaElement</text:p>
          </table:table-cell>
          <table:table-cell office:value-type="string" calcext:value-type="string">
            <text:p>org.eclipse.modisco.jee.jsp.discoverer.javaElem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jee.webapp.discoverer</text:p>
          </table:table-cell>
          <table:table-cell office:value-type="string" calcext:value-type="string">
            <text:p>org.eclipse.modisco.jee.webapp.discoverer.WebXmlDiscoverer2</text:p>
          </table:table-cell>
          <table:table-cell office:value-type="string" calcext:value-type="string">
            <text:p>org.eclipse.modisco.jee.webapp.discover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kdm.source.discoverer</text:p>
          </table:table-cell>
          <table:table-cell office:value-type="string" calcext:value-type="string">
            <text:p>org.eclipse.modisco.kdm.source.discoverer.DiscoverSourceModelFromResource</text:p>
          </table:table-cell>
          <table:table-cell office:value-type="string" calcext:value-type="string">
            <text:p>org.eclipse.modisco.kdm.source.discoverer.resour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kdm.source.discoverer</text:p>
          </table:table-cell>
          <table:table-cell office:value-type="string" calcext:value-type="string">
            <text:p>org.eclipse.modisco.kdm.source.discoverer.DiscoverSourceModelFromJavaElement</text:p>
          </table:table-cell>
          <table:table-cell office:value-type="string" calcext:value-type="string">
            <text:p>org.eclipse.modisco.kdm.source.discoverer.javaElem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kdm.uml2converter</text:p>
          </table:table-cell>
          <table:table-cell office:value-type="string" calcext:value-type="string">
            <text:p>org.eclipse.modisco.kdm.uml2converter.DiscoverUmlModelFromKdmModel</text:p>
          </table:table-cell>
          <table:table-cell office:value-type="string" calcext:value-type="string">
            <text:p>org.eclipse.modisco.kdm.uml2converter.discoverUmlModelFromKdmMod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manifest.discoverer</text:p>
          </table:table-cell>
          <table:table-cell office:value-type="string" calcext:value-type="string">
            <text:p>org.eclipse.modisco.manifest.discoverer.ManifestModelDiscoverer2</text:p>
          </table:table-cell>
          <table:table-cell office:value-type="string" calcext:value-type="string">
            <text:p>org.eclipse.modisco.manifest.discover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properties.discoverer</text:p>
          </table:table-cell>
          <table:table-cell office:value-type="string" calcext:value-type="string">
            <text:p>org.eclipse.modisco.properties.discoverer.PropertiesModelDiscoverer2</text:p>
          </table:table-cell>
          <table:table-cell office:value-type="string" calcext:value-type="string">
            <text:p>org.eclipse.modisco.properties.discover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usecase.modelfilter</text:p>
          </table:table-cell>
          <table:table-cell office:value-type="string" calcext:value-type="string">
            <text:p>org.eclipse.modisco.usecase.modelfilter.DiscoverUmlModelWithRealTypesFromJavaProject</text:p>
          </table:table-cell>
          <table:table-cell office:value-type="string" calcext:value-type="string">
            <text:p>org.eclipse.modisco.usecase.modelfilter.discoverUmlModelWithRealTypesFromJavaProj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usecase.modelfilter.methodcalls.discoverer</text:p>
          </table:table-cell>
          <table:table-cell office:value-type="string" calcext:value-type="string">
            <text:p>org.eclipse.modisco.usecase.modelfilter.methodcalls.discoverer.DiscoverMethodCallsModelFromJavaModel</text:p>
          </table:table-cell>
          <table:table-cell office:value-type="string" calcext:value-type="string">
            <text:p>org.eclipse.modisco.usecase.modelfilter.methodcalls.discoverer.discoverMethodCallsModelFromJavaMod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usecase.modelfilter.methodcalls.discoverer</text:p>
          </table:table-cell>
          <table:table-cell office:value-type="string" calcext:value-type="string">
            <text:p>org.eclipse.modisco.usecase.modelfilter.methodcalls.discoverer.DiscoverMethodCallsModelFromJavaProject</text:p>
          </table:table-cell>
          <table:table-cell office:value-type="string" calcext:value-type="string">
            <text:p>org.eclipse.modisco.usecase.modelfilter.methodcalls.discoverer.discoverMethodCallsModelFromJavaProj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usecase.simpletransformationschain</text:p>
          </table:table-cell>
          <table:table-cell office:value-type="string" calcext:value-type="string">
            <text:p>org.eclipse.modisco.usecase.simpletransformationschain.DiscoverUmlModelFromJavaProject</text:p>
          </table:table-cell>
          <table:table-cell office:value-type="string" calcext:value-type="string">
            <text:p>org.eclipse.modisco.usecase.simpletransformationschain.discovererUMLModelFromJavaProj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usecase.simpletransformationschain</text:p>
          </table:table-cell>
          <table:table-cell office:value-type="string" calcext:value-type="string">
            <text:p>org.eclipse.modisco.usecase.simpletransformationschain.DiscoverUmlModelWithBidirectionalAssociationsFromJavaProject</text:p>
          </table:table-cell>
          <table:table-cell office:value-type="string" calcext:value-type="string">
            <text:p>org.eclipse.modisco.usecase.simpletransformationschain.discovererUmlModelWithBidirectionalAssociationsFromJavaProj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usecase.simpletransformationschain</text:p>
          </table:table-cell>
          <table:table-cell office:value-type="string" calcext:value-type="string">
            <text:p>org.eclipse.modisco.usecase.simpletransformationschain.DiscoverUmlModelFromProject</text:p>
          </table:table-cell>
          <table:table-cell office:value-type="string" calcext:value-type="string">
            <text:p>org.eclipse.modisco.usecase.simpletransformationschain.discovererUMLModelFromProj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usecase.simpletransformationschain</text:p>
          </table:table-cell>
          <table:table-cell office:value-type="string" calcext:value-type="string">
            <text:p>org.eclipse.modisco.usecase.simpletransformationschain.DiscoverUmlModelWithBidirectionalAssociationsFromProject</text:p>
          </table:table-cell>
          <table:table-cell office:value-type="string" calcext:value-type="string">
            <text:p>org.eclipse.modisco.usecase.simpletransformationschain.discovererUmlModelWithBidirectionalAssociationsFromProj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g.eclipse.modisco.xml.discoverer</text:p>
          </table:table-cell>
          <table:table-cell office:value-type="string" calcext:value-type="string">
            <text:p>org.eclipse.modisco.xml.discoverer.XMLModelDiscoverer</text:p>
          </table:table-cell>
          <table:table-cell office:value-type="string" calcext:value-type="string">
            <text:p>org.eclipse.modisco.xml.discoverer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2T10:39:04.582957500</meta:creation-date>
    <meta:generator>LibreOffice/25.8.3.2$Windows_X86_64 LibreOffice_project/8ca8d55c161d602844f5428fa4b58097424e324e</meta:generator>
    <dc:date>2026-02-13T08:55:58.762950800</dc:date>
    <meta:editing-duration>PT17H58M2S</meta:editing-duration>
    <meta:editing-cycles>5</meta:editing-cycles>
    <meta:document-statistic meta:table-count="1" meta:cell-count="366" meta:object-count="0"/>
  </office:meta>
</office:document-meta>
</file>